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5480" officeooo:paragraph-rsid="00035480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1">Sleeping Barber Problem</text:span></text:p>
      <text:p text:style-name="P1"/>
      <text:p text:style-name="P1">run:</text:p>
      <text:p text:style-name="P1">Customer 1 just sat down.</text:p>
      <text:p text:style-name="P1">The barber is cutting hair</text:p>
      <text:p text:style-name="P1">Customer 1 is getting his hair cut</text:p>
      <text:p text:style-name="P1">Customer 2 just sat down.</text:p>
      <text:p text:style-name="P1">Customer 3 just sat down.</text:p>
      <text:p text:style-name="P1">The barber is cutting hair</text:p>
      <text:p text:style-name="P1">Customer 2 is getting his hair cut</text:p>
      <text:p text:style-name="P1">Customer 4 just sat down.</text:p>
      <text:p text:style-name="P1">Customer 5 just sat down.</text:p>
      <text:p text:style-name="P1">Customer 6 just sat down.</text:p>
      <text:p text:style-name="P1">Customer 3 is getting his hair cut</text:p>
      <text:p text:style-name="P1">The barber is cutting hair</text:p>
      <text:p text:style-name="P1">Customer 7 just sat down.</text:p>
      <text:p text:style-name="P1">Customer 8 just sat down.</text:p>
      <text:p text:style-name="P1">The barber is cutting hair</text:p>
      <text:p text:style-name="P1">Customer 4 is getting his hair cut</text:p>
      <text:p text:style-name="P1">Customer 9 just sat down.</text:p>
      <text:p text:style-name="P1">There are no free seats. Customer 10 has left the barbershop.</text:p>
      <text:p text:style-name="P1">There are no free seats. Customer 11 has left the barbershop.</text:p>
      <text:p text:style-name="P1">The barber is cutting hair</text:p>
      <text:p text:style-name="P1">Customer 5 is getting his hair cut</text:p>
      <text:p text:style-name="P1">Customer 12 just sat down.</text:p>
      <text:p text:style-name="P1">There are no free seats. Customer 13 has left the barbershop.</text:p>
      <text:p text:style-name="P1">The barber is cutting hair</text:p>
      <text:p text:style-name="P1">Customer 6 is getting his hair cut</text:p>
      <text:p text:style-name="P1">Customer 14 just sat down.</text:p>
      <text:p text:style-name="P1">There are no free seats. Customer 15 has left the barbershop.</text:p>
      <text:p text:style-name="P1">The barber is cutting hair</text:p>
      <text:p text:style-name="P1">Customer 7 is getting his hair cut</text:p>
      <text:p text:style-name="P1">The barber is cutting hair</text:p>
      <text:p text:style-name="P1">Customer 8 is getting his hair cut</text:p>
      <text:p text:style-name="P1">The barber is cutting hair</text:p>
      <text:p text:style-name="P1">Customer 9 is getting his hair cut</text:p>
      <text:p text:style-name="P1">The barber is cutting hair</text:p>
      <text:p text:style-name="P1">Customer 12 is getting his hair cut</text:p>
      <text:p text:style-name="P1">The barber is cutting hair</text:p>
      <text:p text:style-name="P1">Customer 14 is getting his hair cut</text:p>
      <text:p text:style-name="P1">BUILD STOPPED (total time: 57 second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4T11:08:07.020324403</meta:creation-date>
    <dc:date>2015-04-14T11:11:07.188767895</dc:date>
    <meta:editing-duration>P0D</meta:editing-duration>
    <meta:editing-cycles>1</meta:editing-cycles>
    <meta:document-statistic meta:table-count="0" meta:image-count="0" meta:object-count="0" meta:page-count="1" meta:paragraph-count="40" meta:word-count="241" meta:character-count="1252" meta:non-whitespace-character-count="1047"/>
    <meta:generator>LibreOffice/4.2.7.2$Linux_X86_64 LibreOffice_project/420m0$Build-2</meta:generator>
  </office:meta>
</office:document-meta>
</file>